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3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3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3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3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table:number-columns-repeated="1010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5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5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5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number-columns-repeated="1010"/>
        </table:table-row>
        <table:table-row table:style-name="ro5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5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5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5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5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5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5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5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5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5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5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3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3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3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3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5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5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3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3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27/10/2018</text:date>, <text:time>10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0-27T10:40:12.22</dc:date>
    <dc:creator>P J</dc:creator>
    <meta:editing-duration>PT6H52S</meta:editing-duration>
    <meta:editing-cycles>47</meta:editing-cycles>
    <meta:generator>OpenOffice/4.1.0$Win32 OpenOffice.org_project/410m18$Build-9764</meta:generator>
    <meta:document-statistic meta:table-count="3" meta:cell-count="476" meta:object-count="0"/>
  </office:meta>
</office:document-meta>
</file>